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853" officeooo:paragraph-rsid="000cf853"/>
    </style:style>
    <style:style style:name="P2" style:family="paragraph" style:parent-style-name="Standard">
      <style:text-properties officeooo:rsid="000effbf" officeooo:paragraph-rsid="000effbf"/>
    </style:style>
    <style:style style:name="P3" style:family="paragraph" style:parent-style-name="Standard">
      <style:text-properties officeooo:rsid="000f5a8b" officeooo:paragraph-rsid="000f5a8b"/>
    </style:style>
    <style:style style:name="P4" style:family="paragraph" style:parent-style-name="Standard">
      <style:text-properties officeooo:rsid="00101f91" officeooo:paragraph-rsid="00101f91"/>
    </style:style>
    <style:style style:name="P5" style:family="paragraph" style:parent-style-name="Standard">
      <style:text-properties officeooo:rsid="001212bd" officeooo:paragraph-rsid="001212bd"/>
    </style:style>
    <style:style style:name="P6" style:family="paragraph" style:parent-style-name="Standard">
      <style:text-properties officeooo:rsid="00136f68" officeooo:paragraph-rsid="00136f68"/>
    </style:style>
    <style:style style:name="P7" style:family="paragraph" style:parent-style-name="Standard">
      <style:text-properties officeooo:rsid="00136f68" officeooo:paragraph-rsid="00153f4e"/>
    </style:style>
    <style:style style:name="P8" style:family="paragraph" style:parent-style-name="Standard">
      <style:text-properties officeooo:rsid="00153f4e" officeooo:paragraph-rsid="00153f4e"/>
    </style:style>
    <style:style style:name="P9" style:family="paragraph" style:parent-style-name="Standard">
      <style:text-properties officeooo:paragraph-rsid="00153f4e"/>
    </style:style>
    <style:style style:name="P10" style:family="paragraph" style:parent-style-name="Standard">
      <style:text-properties officeooo:rsid="00172866" officeooo:paragraph-rsid="00172866"/>
    </style:style>
    <style:style style:name="P11" style:family="paragraph" style:parent-style-name="Standard">
      <style:text-properties officeooo:rsid="00172866" officeooo:paragraph-rsid="001d4e43"/>
    </style:style>
    <style:style style:name="P12" style:family="paragraph" style:parent-style-name="Standard">
      <style:text-properties officeooo:rsid="00172866" officeooo:paragraph-rsid="001a8a5b"/>
    </style:style>
    <style:style style:name="P13" style:family="paragraph" style:parent-style-name="Standard">
      <style:text-properties officeooo:rsid="00172866" officeooo:paragraph-rsid="001d6b2f"/>
    </style:style>
    <style:style style:name="P14" style:family="paragraph" style:parent-style-name="Standard">
      <style:text-properties officeooo:rsid="0018768c" officeooo:paragraph-rsid="0018768c"/>
    </style:style>
    <style:style style:name="P15" style:family="paragraph" style:parent-style-name="Standard">
      <style:text-properties officeooo:rsid="0018abeb" officeooo:paragraph-rsid="0018abeb"/>
    </style:style>
    <style:style style:name="P16" style:family="paragraph" style:parent-style-name="Standard">
      <style:text-properties officeooo:rsid="001a8a5b" officeooo:paragraph-rsid="001a8a5b"/>
    </style:style>
    <style:style style:name="P17" style:family="paragraph" style:parent-style-name="Standard">
      <style:text-properties officeooo:rsid="001d1be2" officeooo:paragraph-rsid="001d1be2"/>
    </style:style>
    <style:style style:name="P18" style:family="paragraph" style:parent-style-name="Standard">
      <style:text-properties officeooo:rsid="001d1be2" officeooo:paragraph-rsid="001d4e43"/>
    </style:style>
    <style:style style:name="P19" style:family="paragraph" style:parent-style-name="Standard">
      <style:text-properties officeooo:rsid="001d4e43" officeooo:paragraph-rsid="001d4e43"/>
    </style:style>
    <style:style style:name="P20" style:family="paragraph" style:parent-style-name="Standard">
      <style:text-properties officeooo:rsid="001d4e43" officeooo:paragraph-rsid="001d6b2f"/>
    </style:style>
    <style:style style:name="P21" style:family="paragraph" style:parent-style-name="Standard">
      <style:text-properties officeooo:paragraph-rsid="001d4e43"/>
    </style:style>
    <style:style style:name="P22" style:family="paragraph" style:parent-style-name="Standard">
      <style:text-properties officeooo:paragraph-rsid="00172866"/>
    </style:style>
    <style:style style:name="P23" style:family="paragraph" style:parent-style-name="Standard">
      <style:text-properties officeooo:rsid="001d6b2f" officeooo:paragraph-rsid="001d6b2f"/>
    </style:style>
    <style:style style:name="P24" style:family="paragraph" style:parent-style-name="Standard">
      <style:text-properties officeooo:rsid="000effbf" officeooo:paragraph-rsid="000effbf"/>
    </style:style>
    <style:style style:name="P25" style:family="paragraph" style:parent-style-name="Standard">
      <style:text-properties officeooo:paragraph-rsid="000fa203"/>
    </style:style>
    <style:style style:name="P26" style:family="paragraph" style:parent-style-name="Standard">
      <style:text-properties officeooo:rsid="00101f91" officeooo:paragraph-rsid="00101f91"/>
    </style:style>
    <style:style style:name="P27" style:family="paragraph" style:parent-style-name="Standard">
      <style:text-properties officeooo:rsid="000cf853" officeooo:paragraph-rsid="000cf853"/>
    </style:style>
    <style:style style:name="P28" style:family="paragraph" style:parent-style-name="Standard">
      <style:text-properties officeooo:rsid="000cf853" officeooo:paragraph-rsid="002370e5"/>
    </style:style>
    <style:style style:name="P29" style:family="paragraph" style:parent-style-name="Standard">
      <style:text-properties officeooo:rsid="00223bf8" officeooo:paragraph-rsid="00223bf8"/>
    </style:style>
    <style:style style:name="T1" style:family="text">
      <style:text-properties officeooo:rsid="000cf853"/>
    </style:style>
    <style:style style:name="T2" style:family="text">
      <style:text-properties officeooo:rsid="000e617a"/>
    </style:style>
    <style:style style:name="T3" style:family="text">
      <style:text-properties officeooo:rsid="000effbf"/>
    </style:style>
    <style:style style:name="T4" style:family="text">
      <style:text-properties officeooo:rsid="000fa203"/>
    </style:style>
    <style:style style:name="T5" style:family="text">
      <style:text-properties officeooo:rsid="00136f68"/>
    </style:style>
    <style:style style:name="T6" style:family="text">
      <style:text-properties officeooo:rsid="00153f4e"/>
    </style:style>
    <style:style style:name="T7" style:family="text">
      <style:text-properties officeooo:rsid="00172866"/>
    </style:style>
    <style:style style:name="T8" style:family="text">
      <style:text-properties officeooo:rsid="0018768c"/>
    </style:style>
    <style:style style:name="T9" style:family="text">
      <style:text-properties officeooo:rsid="001a8a5b"/>
    </style:style>
    <style:style style:name="T10" style:family="text">
      <style:text-properties officeooo:rsid="001ce801"/>
    </style:style>
    <style:style style:name="T11" style:family="text">
      <style:text-properties officeooo:rsid="001d1be2"/>
    </style:style>
    <style:style style:name="T12" style:family="text">
      <style:text-properties officeooo:rsid="001d4e43"/>
    </style:style>
    <style:style style:name="T13" style:family="text">
      <style:text-properties officeooo:rsid="0018abeb"/>
    </style:style>
    <style:style style:name="T14" style:family="text">
      <style:text-properties officeooo:rsid="001d6b2f"/>
    </style:style>
    <style:style style:name="T15" style:family="text">
      <style:text-properties officeooo:rsid="001f7556"/>
    </style:style>
    <style:style style:name="T16" style:family="text">
      <style:text-properties officeooo:rsid="00204afd"/>
    </style:style>
    <style:style style:name="T17" style:family="text">
      <style:text-properties officeooo:rsid="0020fd0c"/>
    </style:style>
    <style:style style:name="T18" style:family="text">
      <style:text-properties officeooo:rsid="000f5a8b"/>
    </style:style>
    <style:style style:name="T19" style:family="text">
      <style:text-properties officeooo:rsid="002370e5"/>
    </style:style>
    <style:style style:name="T20" style:family="text">
      <style:text-properties officeooo:rsid="0024a0d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pReduce</text:p>
      <text:p text:style-name="P1">JOB1</text:p>
      <text:p text:style-name="P1">time: <text:span text:style-name="T2">2’ 0</text:span><text:span text:style-name="T15">2</text:span>’’ | <text:span text:style-name="T19">2’ 41</text:span>’’</text:p>
      <text:p text:style-name="P1">output:</text:p>
      <text:p text:style-name="P1">EAF<text:tab/>374900.0,0.0020000000949949,22.3700008392334,1245139.0</text:p>
      <text:p text:style-name="P28">PUB<text:tab/>224899.0,0.00899999961256981,135.0,34449.0</text:p>
      <text:p text:style-name="P28">ORGS<text:tab/>217415.0,0.00313999992795289,19.7999992370605,8570.0</text:p>
      <text:p text:style-name="P28">CCD<text:tab/>148366.0,0.0149999996647239,25.5499992370605,105416.0</text:p>
      <text:p text:style-name="P28">SAB<text:tab/>112005.0,1.39849996566772,318800.0,1695378.0</text:p>
      <text:p text:style-name="P28">RMP<text:tab/>102790.0,0.0299999993294477,78.5498504638672,120487.0</text:p>
      <text:p text:style-name="P28">KE<text:tab/>99400.0,0.0149999996647239,22.2000007629395,73249.0</text:p>
      <text:p text:style-name="P28">LN<text:tab/>96700.0,0.0149999996647239,49.6300010681152,394344.0</text:p>
      <text:p text:style-name="P28">CTZ<text:tab/>96220.0,0.00499999988824129,26.7299995422363,52050.0</text:p>
      <text:p text:style-name="P28">RRR<text:tab/>82475.0,0.00499999988824129,36.6399993896484,600103.0</text:p>
      <text:p text:style-name="P1"/>
      <text:p text:style-name="P29">Join</text:p>
      <text:p text:style-name="P29">1’ <text:span text:style-name="T20">12</text:span>’’ | 3’ 59’’</text:p>
      <text:p text:style-name="P1"/>
      <text:p text:style-name="P1">JOB2</text:p>
      <text:p text:style-name="P1"><text:span text:style-name="T2">1’ </text:span><text:span text:style-name="T16">57’</text:span><text:span text:style-name="T2">’ | </text:span><text:span text:style-name="T16">4’ 28’’</text:span></text:p>
      <text:p text:style-name="P2">output:</text:p>
      <text:p text:style-name="P2">2008_BASIC INDUSTRIES<text:tab/>vol: 2225134.8225806453, var: -42.05483870967744, quot: -13.04925892947585</text:p>
      <text:p text:style-name="P2">2008_CAPITAL GOODS<text:tab/>vol: 1346687.8339622642, var: -46.35849056603773, quot: -0.05675793742231432</text:p>
      <text:p text:style-name="P2">2008_CONSUMER DURABLES<text:tab/>vol: 751250.8823529412, var: -39.45196078431371, quot: -0.02839905896069646</text:p>
      <text:p text:style-name="P2">2008_CONSUMER NON-DURABLES<text:tab/>vol: 1793668.6560509554, var: -37.62101910828027, quot: -0.013466333399603774</text:p>
      <text:p text:style-name="P2">2008_CONSUMER SERVICES<text:tab/>vol: 1797142.966367713, var: -41.303587443946235, quot: -0.45474310391079187</text:p>
      <text:p text:style-name="P2">2008_ENERGY<text:tab/>vol: 3346068.8757763975, var: -47.17639751552796, quot: -0.08902055151928644</text:p>
      <text:p text:style-name="P2">2008_FINANCE<text:tab/>vol: 1420721.8110516935, var: -30.36666666666666, quot: 0.00877185220626226</text:p>
      <text:p text:style-name="P2">2008_HEALTH CARE<text:tab/>vol: 1259352.7659574468, var: -38.56322188449848, quot: -0.18399740771957593</text:p>
      <text:p text:style-name="P2">2008_MISCELLANEOUS<text:tab/>vol: 2094344.076923077, var: -42.8054945054945, quot: -0.010187381373300735</text:p>
      <text:p text:style-name="P2">2008_PUBLIC UTILITIES<text:tab/>vol: 1622624.9644970414, var: -31.667455621301748, quot: 0.14124446184816292</text:p>
      <text:p text:style-name="P2"/>
      <text:p text:style-name="P3">JOB3</text:p>
      <text:p text:style-name="P25"><text:span text:style-name="T18">time: </text:span><text:span text:style-name="T17">0</text:span><text:span text:style-name="T18">’ </text:span><text:span text:style-name="T17">40</text:span><text:span text:style-name="T18">’’ | </text:span><text:span text:style-name="T17">1’ 24’’</text:span><text:span text:style-name="T4"> </text:span></text:p>
      <text:p text:style-name="P4">output:</text:p>
      <text:p text:style-name="P4">INTERNATIONAL BANCSHARES CORPORATION,MIDDLESEX WATER COMPANY<text:tab/>2016_64,2017_-3,2018_18</text:p>
      <text:p text:style-name="P4">"COMPASS MINERALS INTERNATIONAL, INC.",SIGNATURE BANK<text:tab/>2016_3,2017_-8,2018_-15</text:p>
      <text:p text:style-name="P4">"PENNYMAC FINANCIAL SERVICES, INC.",LEAR CORPORATION<text:tab/>2016_10,2017_33,2018_-8</text:p>
      <text:p text:style-name="P4">"CALERES, INC.",GENTEX CORPORATION<text:tab/>2016_25,2017_3,2018_11</text:p>
      <text:p text:style-name="P4"><text:soft-page-break/>ISTAR FINANCIAL INC.,NEVRO CORP.<text:tab/>2016_9,2017_-8,2018_-5</text:p>
      <text:p text:style-name="P4">"DUNKIN&amp;#39; BRANDS GROUP, INC.",TERRENO REALTY CORPORATION<text:tab/>2016_28,2017_23,2018_9</text:p>
      <text:p text:style-name="P4">"HAWAIIAN ELECTRIC INDUSTRIES, INC.",GLADSTONE LAND CORPORATION<text:tab/>2016_15,2017_10,2018_-1</text:p>
      <text:p text:style-name="P4"/>
      <text:p text:style-name="P5">job1</text:p>
      <text:p text:style-name="P5">pseudo:</text:p>
      <text:p text:style-name="P5">Mapper&lt;LongWritable, Text, Text, Text&gt;</text:p>
      <text:p text:style-name="P5"/>
      <text:p text:style-name="P5">void map(LongWritable key, Text value, Context context){</text:p>
      <text:p text:style-name="P5"><text:tab/>StockObject so ← textToStockObject(value)</text:p>
      <text:p text:style-name="P5"><text:tab/>if (so != null &amp;&amp; so.date.year &gt;= 2008)</text:p>
      <text:p text:style-name="P5"><text:tab/>context.write(Text(so.ticker), value)</text:p>
      <text:p text:style-name="P5">}</text:p>
      <text:p text:style-name="P5"/>
      <text:p text:style-name="P5">Reducer&lt;Text, Text, Text, Text&gt;</text:p>
      <text:p text:style-name="P5"/>
      <text:p text:style-name="P5">Set&lt;OutputObject&gt; set</text:p>
      <text:p text:style-name="P5"/>
      <text:p text:style-name="P5">void reduce(Text key, Iterable&lt;Text&gt; values, Context context){</text:p>
      <text:p text:style-name="P5"/>
      <text:p text:style-name="P5"><text:tab/>StockObject[2] firstLast</text:p>
      <text:p text:style-name="P5"><text:tab/><text:span text:style-name="T5">Double volumeAverage</text:span></text:p>
      <text:p text:style-name="P5"><text:tab/><text:span text:style-name="T5">Double variation ← 0</text:span></text:p>
      <text:p text:style-name="P5"><text:tab/><text:span text:style-name="T5">Long sumVolume ← 0</text:span></text:p>
      <text:p text:style-name="P5"><text:tab/><text:span text:style-name="T5">Integer count ← 0</text:span></text:p>
      <text:p text:style-name="P5"><text:tab/>foreach(value : values){</text:p>
      <text:p text:style-name="P5"><text:tab/><text:tab/>StockObject so ← textToStockObject(value)</text:p>
      <text:p text:style-name="P5"><text:tab/><text:tab/><text:span text:style-name="T5">firstLast.update(so)</text:span></text:p>
      <text:p text:style-name="P5"><text:tab/><text:tab/><text:span text:style-name="T5">sumVolumes ← sumVolumes + so.volume</text:span></text:p>
      <text:p text:style-name="P5"><text:tab/><text:tab/><text:span text:style-name="T5">count++</text:span><text:tab/></text:p>
      <text:p text:style-name="P5"><text:tab/>}</text:p>
      <text:p text:style-name="P5"><text:tab/><text:span text:style-name="T5">variation ← variationCalc(firstLast[0].close, firstLast[1].close)</text:span></text:p>
      <text:p text:style-name="P5"><text:tab/><text:span text:style-name="T5">volumeAverage ← averageCalc(sumVolume, count)</text:span></text:p>
      <text:p text:style-name="P5"><text:tab/><text:span text:style-name="T5">OutPutObject oo ← new OutPutObject(key, variation, so.low, so.high, volumeAverage)</text:span></text:p>
      <text:p text:style-name="P5"><text:tab/><text:span text:style-name="T5">set.put(oo)</text:span></text:p>
      <text:p text:style-name="P5">}</text:p>
      <text:p text:style-name="P5"/>
      <text:p text:style-name="P6">void cleanup(Context context){</text:p>
      <text:p text:style-name="P6"><text:tab/>set.sort(new variationComparator())</text:p>
      <text:p text:style-name="P6"><text:tab/>foreach(elem : set)</text:p>
      <text:p text:style-name="P6"><text:tab/><text:tab/>context.write(elem)</text:p>
      <text:p text:style-name="P6">}</text:p>
      <text:p text:style-name="P6"/>
      <text:p text:style-name="P6">join pseudocodice:</text:p>
      <text:p text:style-name="P6"/>
      <text:p text:style-name="P6">SectorMapper&lt;LongWritable, Text, Text, Text<text:span text:style-name="T6">Pair</text:span>&gt;</text:p>
      <text:p text:style-name="P6"/>
      <text:p text:style-name="P6">void map(LongWritable key, Text value, Context context){</text:p>
      <text:p text:style-name="P6"><text:tab/>SectorObject sect ← textToSectorObject(value)</text:p>
      <text:p text:style-name="P6"><text:tab/>if (sect != null &amp;&amp; sect.hasAllFields())</text:p>
      <text:p text:style-name="P6"><text:soft-page-break/><text:tab/><text:tab/>context.write(<text:span text:style-name="T6">sect.ticker, new TextPair(0, value)</text:span>)</text:p>
      <text:p text:style-name="P6">}</text:p>
      <text:p text:style-name="P6"/>
      <text:p text:style-name="P8">StockMapper(LongWritable key, Text value, Context context){</text:p>
      <text:p text:style-name="P9"><text:span text:style-name="T6"><text:tab/></text:span><text:span text:style-name="T5">SectorObject s</text:span><text:span text:style-name="T6">tock</text:span><text:span text:style-name="T5">← textTo</text:span><text:span text:style-name="T6">Stock</text:span><text:span text:style-name="T5">Object(value)</text:span></text:p>
      <text:p text:style-name="P7"><text:tab/>if (s<text:span text:style-name="T6">tock</text:span> != null &amp;&amp; <text:span text:style-name="T6">stock.date &gt;= 2008</text:span>)</text:p>
      <text:p text:style-name="P7"><text:tab/><text:tab/>context.write(<text:span text:style-name="T6">stock.ticker, new TextPair(1, value)</text:span>)</text:p>
      <text:p text:style-name="P8">}</text:p>
      <text:p text:style-name="P8"/>
      <text:p text:style-name="P8">JoinReducer&lt;Text, TextPair, Text, Text&gt;</text:p>
      <text:p text:style-name="P8"/>
      <text:p text:style-name="P8">void reduce(Text key, Iterable&lt;TextPair&gt; values, Context context){</text:p>
      <text:p text:style-name="P8"><text:tab/>Text sector ← values.next()</text:p>
      <text:p text:style-name="P8"><text:tab/>foreachother (value : values){</text:p>
      <text:p text:style-name="P8"><text:tab/><text:tab/>Text stock ← value</text:p>
      <text:p text:style-name="P8"><text:tab/><text:tab/>context.write(key, sector.concat(stock))</text:p>
      <text:p text:style-name="P8"><text:tab/>}<text:tab/></text:p>
      <text:p text:style-name="P8">}</text:p>
      <text:p text:style-name="P8"/>
      <text:p text:style-name="P8">Job2</text:p>
      <text:p text:style-name="P8">Mapper<text:span text:style-name="T11">1</text:span>&lt;LongWritable, Text, Text, Text&gt;</text:p>
      <text:p text:style-name="P8"/>
      <text:p text:style-name="P8">void map(LongWritable key, Text value, Context context){</text:p>
      <text:p text:style-name="P8"><text:tab/><text:span text:style-name="T7">JoinObject jo ← textToJoinObject(value)</text:span></text:p>
      <text:p text:style-name="P8"><text:tab/><text:span text:style-name="T7">if (joinObject != null)</text:span></text:p>
      <text:p text:style-name="P8"><text:tab/><text:tab/><text:span text:style-name="T7">context.write(jo.date.year.concat(jo.sector).</text:span><text:span text:style-name="T11">concat(jo.ticker)</text:span><text:span text:style-name="T7">, value)</text:span></text:p>
      <text:p text:style-name="P8">}</text:p>
      <text:p text:style-name="P8"/>
      <text:p text:style-name="P10">Reducer<text:span text:style-name="T11">1</text:span>&lt;Text, Text, Text, Text&gt;</text:p>
      <text:p text:style-name="P10"/>
      <text:p text:style-name="P10">void reduce(Text key, Iterable&lt;Text&gt; value<text:span text:style-name="T8">s</text:span>, Context context){</text:p>
      <text:p text:style-name="P10"><text:tab/>JoinObject[2] firstLast</text:p>
      <text:p text:style-name="P10"><text:tab/>Integer count ← 0</text:p>
      <text:p text:style-name="P10"><text:tab/>Double quotationAverage ← 0</text:p>
      <text:p text:style-name="P10"><text:tab/>Double volumeAverage ← 0</text:p>
      <text:p text:style-name="P10"><text:tab/>Double variation ← 0</text:p>
      <text:p text:style-name="P10"><text:tab/><text:span text:style-name="T8">Double quotationSum ← 0</text:span></text:p>
      <text:p text:style-name="P10"><text:tab/><text:span text:style-name="T8">Long volumeSum ← 0</text:span></text:p>
      <text:p text:style-name="P10"><text:tab/><text:span text:style-name="T8">foreach(value : values){</text:span></text:p>
      <text:p text:style-name="P10"><text:tab/><text:tab/><text:span text:style-name="T8">JoinObject jo ← textToJoinObject(value)</text:span></text:p>
      <text:p text:style-name="P10"><text:tab/><text:tab/><text:span text:style-name="T8">firstLast.update(jo)</text:span></text:p>
      <text:p text:style-name="P10"><text:tab/><text:tab/><text:span text:style-name="T8">quotationSum ← quotationSum + quotationCalc(jo)</text:span></text:p>
      <text:p text:style-name="P10"><text:tab/><text:tab/><text:span text:style-name="T8">volumeSum ← volumeSum + jo.volume</text:span></text:p>
      <text:p text:style-name="P10"><text:tab/><text:tab/><text:span text:style-name="T8">count++</text:span></text:p>
      <text:p text:style-name="P10"><text:tab/><text:span text:style-name="T8">}</text:span></text:p>
      <text:p text:style-name="P10"><text:tab/><text:span text:style-name="T8">volumeAverage ← averageCalc(volumeSum, count)</text:span></text:p>
      <text:p text:style-name="P10"><text:tab/><text:span text:style-name="T8">quotationAverage ← averageCalc(quotationSum, count)</text:span></text:p>
      <text:p text:style-name="P10"><text:tab/><text:span text:style-name="T8">variation ← variationCalc(firstLast[0].close, firstLast[1].close)</text:span></text:p>
      <text:p text:style-name="P22"><text:span text:style-name="T7"><text:tab/></text:span><text:span text:style-name="T11">String byYear</text:span><text:span text:style-name="T12">Sector</text:span><text:span text:style-name="T11"> ← key.split()[0] + key.split()</text:span><text:span text:style-name="T12">[1]</text:span></text:p>
      <text:p text:style-name="P10"><text:tab/><text:span text:style-name="T8">context.write(</text:span><text:span text:style-name="T12">byYearSector</text:span><text:span text:style-name="T8">, </text:span><text:span text:style-name="T12">new Text(</text:span><text:span text:style-name="T8">volumeAverage, quotationAverage, variation</text:span><text:span text:style-name="T12">)</text:span><text:span text:style-name="T8">)</text:span></text:p>
      <text:p text:style-name="P10">}</text:p>
      <text:p text:style-name="P10"/>
      <text:p text:style-name="P17"><text:soft-page-break/>Mapper2&lt;LongWritable, Text, Text, Text, Text&gt;</text:p>
      <text:p text:style-name="P17"/>
      <text:p text:style-name="P17">void map(LongWritable key, Text value, Context context){</text:p>
      <text:p text:style-name="P17"><text:tab/><text:span text:style-name="T12">context.write(key, value)</text:span></text:p>
      <text:p text:style-name="P17">}</text:p>
      <text:p text:style-name="P17"/>
      <text:p text:style-name="P19">Reducer2&lt;Text, Text, Text, Text&gt;</text:p>
      <text:p text:style-name="P19"/>
      <text:p text:style-name="P19">void reduce(Text key, Iterable&lt;Text&gt; value, Context context){</text:p>
      <text:p text:style-name="P19"><text:tab/><text:span text:style-name="T7">Integer count ← 0</text:span></text:p>
      <text:p text:style-name="P11"><text:tab/>Double quotationAverage ← 0</text:p>
      <text:p text:style-name="P11"><text:tab/>Double volumeAverage ← 0</text:p>
      <text:p text:style-name="P11"><text:tab/>Double variation<text:span text:style-name="T12">Average</text:span> ← 0</text:p>
      <text:p text:style-name="P11"><text:tab/><text:span text:style-name="T8">Double quotationSum ← 0</text:span></text:p>
      <text:p text:style-name="P11"><text:tab/><text:span text:style-name="T8">Long volumeSum ← 0</text:span></text:p>
      <text:p text:style-name="P11"><text:tab/><text:span text:style-name="T12">Double variationSum ← 0</text:span></text:p>
      <text:p text:style-name="P11"><text:tab/><text:span text:style-name="T12">foreach(value : values){</text:span></text:p>
      <text:p text:style-name="P11"><text:tab/><text:tab/><text:span text:style-name="T12">volumeSum ← volumeSum + value.split()[0]</text:span></text:p>
      <text:p text:style-name="P11"><text:tab/><text:tab/><text:span text:style-name="T12">quotationSum ← quotationSum + value.split()[1]</text:span></text:p>
      <text:p text:style-name="P11"><text:tab/><text:tab/><text:span text:style-name="T12">variationSum ← variationSum + value.split()[2]</text:span></text:p>
      <text:p text:style-name="P11"><text:tab/><text:tab/><text:span text:style-name="T12">count++</text:span></text:p>
      <text:p text:style-name="P11"><text:tab/><text:span text:style-name="T12">}</text:span></text:p>
      <text:p text:style-name="P11"><text:tab/><text:span text:style-name="T12">volumeAverage ← averageCalc(volumeSum, count)</text:span></text:p>
      <text:p text:style-name="P11"><text:tab/><text:span text:style-name="T12">quotationAverage ← averageCalc(quotationSum, count)</text:span></text:p>
      <text:p text:style-name="P21"><text:span text:style-name="T7"><text:tab/></text:span><text:span text:style-name="T12">variation</text:span><text:span text:style-name="T14">Average</text:span><text:span text:style-name="T12"> ← averageCalc(variationSum, count)</text:span></text:p>
      <text:p text:style-name="P11"><text:tab/><text:span text:style-name="T12">context.write(key, new Text(volumeAverage, quotationAverage, variationAverage)</text:span></text:p>
      <text:p text:style-name="P19">}</text:p>
      <text:p text:style-name="P1"/>
      <text:p text:style-name="P14">Job3</text:p>
      <text:p text:style-name="P15">pseudocodice:</text:p>
      <text:p text:style-name="P15"/>
      <text:p text:style-name="P15">Mapper1&lt;LongWritable, Text, Text, Text&gt;</text:p>
      <text:p text:style-name="P15"/>
      <text:p text:style-name="P15">void map(LongWritable key, Text value, Context context){</text:p>
      <text:p text:style-name="P15"><text:tab/><text:span text:style-name="T9">JoinObject jo ← textToJoinObject(value)</text:span></text:p>
      <text:p text:style-name="P15"><text:tab/><text:span text:style-name="T9">if (jo != null &amp;&amp; jo.date.year &gt;= 2016){</text:span></text:p>
      <text:p text:style-name="P15"><text:tab/><text:tab/><text:span text:style-name="T9">context.write(jo.date.year.concat(jo.name).</text:span><text:span text:style-name="T12">concat(jo.ticker), jo</text:span><text:span text:style-name="T9">)</text:span></text:p>
      <text:p text:style-name="P15"><text:tab/><text:span text:style-name="T9">}</text:span></text:p>
      <text:p text:style-name="P15">}</text:p>
      <text:p text:style-name="P15"/>
      <text:p text:style-name="P16">Reducer1&lt;Text, Text, Text, Text&gt;</text:p>
      <text:p text:style-name="P16"/>
      <text:p text:style-name="P11">void reduce(Text key, Iterable&lt;Text&gt; value<text:span text:style-name="T8">s</text:span>, Context context){</text:p>
      <text:p text:style-name="P11"><text:tab/>JoinObject[2] firstLast</text:p>
      <text:p text:style-name="P11"><text:tab/>Double variation ← 0</text:p>
      <text:p text:style-name="P11"><text:tab/><text:span text:style-name="T8">foreach(value : values){</text:span></text:p>
      <text:p text:style-name="P11"><text:tab/><text:tab/><text:span text:style-name="T8">JoinObject jo ← textToJoinObject(value)</text:span></text:p>
      <text:p text:style-name="P11"><text:tab/><text:tab/><text:span text:style-name="T8">firstLast.update(jo)</text:span></text:p>
      <text:p text:style-name="P11"><text:tab/><text:span text:style-name="T8">}</text:span></text:p>
      <text:p text:style-name="P11"><text:tab/><text:span text:style-name="T8">variation ← variationCalc(firstLast[0].close, firstLast[1].close)</text:span></text:p>
      <text:p text:style-name="P11"><text:tab/><text:span text:style-name="T11">String byYearName ← key.split()[0] + key.split()</text:span><text:span text:style-name="T12">[1]</text:span></text:p>
      <text:p text:style-name="P11"><text:tab/><text:span text:style-name="T8">context.write(</text:span><text:span text:style-name="T12">byYearName</text:span><text:span text:style-name="T8">, </text:span><text:span text:style-name="T12">new Text(</text:span><text:span text:style-name="T8">variation</text:span><text:span text:style-name="T12">)</text:span><text:span text:style-name="T8">)</text:span></text:p>
      <text:p text:style-name="P12"><text:soft-page-break/>}</text:p>
      <text:p text:style-name="P12"/>
      <text:p text:style-name="P19">Mapper2<text:span text:style-name="T13">&lt;LongWritable, Text, Text, Text&gt;</text:span></text:p>
      <text:p text:style-name="P19"/>
      <text:p text:style-name="P18">void map(LongWritable key, Text value, Context context){</text:p>
      <text:p text:style-name="P18"><text:tab/><text:span text:style-name="T12">context.write(key, value)</text:span></text:p>
      <text:p text:style-name="P18">}</text:p>
      <text:p text:style-name="P18"/>
      <text:p text:style-name="P20">Reducer2&lt;Text, Text, Text, Text&gt;</text:p>
      <text:p text:style-name="P20"/>
      <text:p text:style-name="P20">void reduce(Text key, Iterable&lt;Text&gt; value, Context context){</text:p>
      <text:p text:style-name="P20"><text:tab/><text:span text:style-name="T7">Integer count ← 0</text:span></text:p>
      <text:p text:style-name="P13"><text:tab/>Double variation<text:span text:style-name="T12">Average</text:span> ← 0</text:p>
      <text:p text:style-name="P13"><text:tab/><text:span text:style-name="T12">Double variationSum ← 0</text:span></text:p>
      <text:p text:style-name="P13"><text:tab/><text:span text:style-name="T12">foreach(value : values){</text:span></text:p>
      <text:p text:style-name="P13"><text:tab/><text:tab/><text:span text:style-name="T12">variationSum ← variationSum + value</text:span></text:p>
      <text:p text:style-name="P13"><text:tab/><text:tab/><text:span text:style-name="T12">count++</text:span></text:p>
      <text:p text:style-name="P13"><text:tab/><text:span text:style-name="T12">}</text:span></text:p>
      <text:p text:style-name="P13"><text:tab/><text:span text:style-name="T12">variation</text:span><text:span text:style-name="T14">Average</text:span><text:span text:style-name="T12">← averageCalc(variationSum, count)</text:span></text:p>
      <text:p text:style-name="P13"><text:tab/><text:span text:style-name="T12">context.write(key, new Text(variationAverage)</text:span></text:p>
      <text:p text:style-name="P20">}</text:p>
      <text:p text:style-name="P20"/>
      <text:p text:style-name="P23">Mapper3&lt;LongWritable, Text, Text, Text&gt;</text:p>
      <text:p text:style-name="P23"/>
      <text:p text:style-name="P23">void map(LongWritable key, Text value, Context context){</text:p>
      <text:p text:style-name="P23"><text:tab/>String name ← value.split()[1]</text:p>
      <text:p text:style-name="P23"><text:tab/>String year ← value.split()[0]</text:p>
      <text:p text:style-name="P23"><text:tab/>String variation ← value.split()[2]</text:p>
      <text:p text:style-name="P23"><text:tab/>context.write(name, year.concat(variarion))</text:p>
      <text:p text:style-name="P23">}</text:p>
      <text:p text:style-name="P23"/>
      <text:p text:style-name="P23">Reducer3&lt;Text, Text, Text, Text&gt;</text:p>
      <text:p text:style-name="P23"/>
      <text:p text:style-name="P23">Map&lt;String, List&lt;String&gt;&gt; namesByYearVariation</text:p>
      <text:p text:style-name="P23"/>
      <text:p text:style-name="P23">void reduce(Text key, Iterable&lt;Text&gt; values, Context context){</text:p>
      <text:p text:style-name="P23"><text:tab/>List&lt;String&gt; yearsVars</text:p>
      <text:p text:style-name="P23"><text:tab/>for (value : values){</text:p>
      <text:p text:style-name="P23"><text:tab/><text:tab/>yearsVars ← yearsVars.add(value)</text:p>
      <text:p text:style-name="P23"><text:tab/>}</text:p>
      <text:p text:style-name="P23"><text:tab/>if (yearsVars.size == 3){</text:p>
      <text:p text:style-name="P23"><text:tab/><text:tab/>String yearsVars ← listToString(yearsVars)</text:p>
      <text:p text:style-name="P23"><text:tab/><text:tab/>namesByYearVariation.get(yearsVars).add(key)</text:p>
      <text:p text:style-name="P23"><text:tab/>}</text:p>
      <text:p text:style-name="P23">}</text:p>
      <text:p text:style-name="P23"/>
      <text:p text:style-name="P23">void cleanup(Context context){</text:p>
      <text:p text:style-name="P23"><text:tab/>foreach(key, value : namesByYearVariation){</text:p>
      <text:p text:style-name="P23"><text:tab/><text:tab/>if (value.size &gt; 1){</text:p>
      <text:p text:style-name="P23"><text:tab/><text:tab/><text:tab/>context.write(key, listToString(value))</text:p>
      <text:p text:style-name="P23"><text:tab/><text:tab/>}</text:p>
      <text:p text:style-name="P23"><text:tab/>}</text:p>
      <text:p text:style-name="P23"><text:soft-page-break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11:27:49.065382966</meta:creation-date>
    <dc:date>2020-05-23T15:18:07.069969896</dc:date>
    <meta:editing-duration>PT5H52M19S</meta:editing-duration>
    <meta:editing-cycles>8</meta:editing-cycles>
    <meta:generator>LibreOffice/6.4.3.2$Linux_X86_64 LibreOffice_project/40$Build-2</meta:generator>
    <meta:document-statistic meta:table-count="0" meta:image-count="0" meta:object-count="0" meta:page-count="6" meta:paragraph-count="207" meta:word-count="742" meta:character-count="7333" meta:non-whitespace-character-count="6652"/>
  </office:meta>
</office:document-meta>
</file>